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2024-03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544" calcext:value-type="float">
            <text:p>89.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2023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544" calcext:value-type="float">
            <text:p>89.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2022-09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856" calcext:value-type="float">
            <text:p>91.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2022-04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272" calcext:value-type="float">
            <text:p>94.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2021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2208" calcext:value-type="float">
            <text:p>88.5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2019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6296" calcext:value-type="float">
            <text:p>89.2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2019-04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2208" calcext:value-type="float">
            <text:p>88.5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2017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544" calcext:value-type="float">
            <text:p>89.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2016-11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5528" calcext:value-type="float">
            <text:p>92.2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2016-03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544" calcext:value-type="float">
            <text:p>89.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2015-04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4032" calcext:value-type="float">
            <text:p>87.1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2014-10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2208" calcext:value-type="float">
            <text:p>88.5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2014-04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976" calcext:value-type="float">
            <text:p>85.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2013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2012-09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616" calcext:value-type="float">
            <text:p>102.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2012-04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2011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976" calcext:value-type="float">
            <text:p>85.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2010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9944" calcext:value-type="float">
            <text:p>86.4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2009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2208" calcext:value-type="float">
            <text:p>88.5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2009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2008-10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2008-03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2007-09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448" calcext:value-type="float">
            <text:p>85.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2007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9504" calcext:value-type="float">
            <text:p>82.8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2006-09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344" calcext:value-type="float">
            <text:p>84.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2006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2005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2005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464" calcext:value-type="float">
            <text:p>79.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2004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2003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2003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2002-10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5" calcext:value-type="float">
            <text:p>78.1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2000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168" calcext:value-type="float">
            <text:p>78.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1999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18" calcext:value-type="float">
            <text:p>75.36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1994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890906</text:p>
          </table:table-cell>
          <table:table-cell office:value-type="string" calcext:value-type="string">
            <text:p>1991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